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true" fo:wrap-option="wrap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true" fo:min-height="0.766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true" fo:min-height="2.627cm" fo:wrap-option="wrap"/>
    </style:style>
    <style:style style:name="gr6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stroke="dash" draw:stroke-dash="Ultrafine_20_Dashed" svg:stroke-color="#808000"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_20__28_var_29_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0.962cm" svg:x="2.016cm" svg:y="5.572cm">
          <text:p text:style-name="P1">DataRecord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048cm" svg:y1="4.175cm" svg:x2="4.048cm" svg:y2="5.572cm">
          <text:p/>
        </draw:line>
        <draw:custom-shape draw:style-name="gr3" draw:text-style-name="P1" draw:layer="layout" svg:width="3.556cm" svg:height="1.016cm" svg:x="9.382cm" svg:y="7.858cm">
          <text:p text:style-name="P1">DataFil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461cm" svg:height="0.962cm" svg:x="13.827cm" svg:y="7.912cm">
          <text:p text:style-name="P1">DataConvert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56cm" svg:height="2.413cm" svg:x="1.381cm" svg:y="2.016cm">
          <text:p text:style-name="P1">Sphero</text:p>
          <text:p text:style-name="P1">AsyncData</text:p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842cm" svg:height="2.877cm" svg:x="5.445cm" svg:y="1.635cm">
          <text:p text:style-name="P1">Phone</text:p>
          <text:p text:style-name="P1">SensorMessenger</text:p>
          <text:p text:style-name="P1">Synchronou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88cm" svg:height="0.889cm" svg:x="20.177cm" svg:y="7.858cm">
          <text:p text:style-name="P1">Kinematic Body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053cm" svg:y1="6.08cm" svg:x2="7.942cm" svg:y2="6.08cm">
          <text:p/>
        </draw:line>
        <draw:line draw:style-name="gr2" draw:text-style-name="P1" draw:layer="layout" svg:x1="12.938cm" svg:y1="8.366cm" svg:x2="13.827cm" svg:y2="8.366cm">
          <text:p/>
        </draw:line>
        <draw:line draw:style-name="gr2" draw:text-style-name="P1" draw:layer="layout" svg:x1="19.288cm" svg:y1="8.366cm" svg:x2="20.177cm" svg:y2="8.366cm">
          <text:p/>
        </draw:line>
        <draw:line draw:style-name="gr2" draw:text-style-name="P1" draw:layer="layout" svg:x1="7.136cm" svg:y1="4.599cm" svg:x2="5.231cm" svg:y2="5.488cm">
          <text:p/>
        </draw:line>
        <draw:custom-shape draw:style-name="gr4" draw:text-style-name="P1" draw:layer="layout" svg:width="5.842cm" svg:height="1.016cm" svg:x="8.112cm" svg:y="5.572cm">
          <text:p text:style-name="P1">DataAveraging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5.842cm" svg:height="1.016cm" svg:x="15.053cm" svg:y="5.572cm">
          <text:p text:style-name="P1">DataInterpola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715cm" svg:height="1.27cm" svg:x="13.827cm" svg:y="10.779cm">
          <text:p text:style-name="P1">CalibrationManager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3.302cm" svg:height="1.143cm" svg:x="1.381cm" svg:y="11.033cm">
          <text:p text:style-name="P1">OpenCV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081cm" svg:y1="6.08cm" svg:x2="14.97cm" svg:y2="6.08cm">
          <text:p/>
        </draw:line>
        <draw:custom-shape draw:style-name="gr4" draw:text-style-name="P1" xml:id="id2" draw:id="id2" draw:layer="layout" svg:width="4.445cm" svg:height="1.524cm" svg:x="4.175cm" svg:y="7.604cm">
          <text:p text:style-name="P1">DataFrame</text:p>
          <text:p text:style-name="P1">Selecto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858cm" svg:height="0.889cm" svg:x="5.572cm" svg:y="11.16cm">
          <text:p text:style-name="P1">Kinematic Body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81cm" svg:y1="11.541cm" svg:x2="5.572cm" svg:y2="11.541cm">
          <text:p/>
        </draw:line>
        <draw:line draw:style-name="gr2" draw:text-style-name="P1" draw:layer="layout" svg:x1="12.43cm" svg:y1="11.541cm" svg:x2="13.7cm" svg:y2="11.541cm">
          <text:p/>
        </draw:line>
        <draw:connector draw:style-name="gr7" draw:text-style-name="P1" draw:layer="layout" svg:x1="20.895cm" svg:y1="6.08cm" svg:x2="4.175cm" svg:y2="8.366cm" draw:start-shape="id1" draw:start-glue-point="1" draw:end-shape="id2" draw:end-glue-point="3" svg:d="m20895 6080h501v1016h-17723v1270h502">
          <text:p/>
        </draw:connector>
        <draw:line draw:style-name="gr2" draw:text-style-name="P1" draw:layer="layout" svg:x1="8.537cm" svg:y1="8.366cm" svg:x2="9.299cm" svg:y2="8.366cm">
          <text:p/>
        </draw:line>
        <draw:connector draw:style-name="gr7" draw:text-style-name="P1" draw:layer="layout" svg:x1="3.654cm" svg:y1="7.727cm" svg:x2="3.032cm" svg:y2="11.033cm" draw:end-shape="id3" draw:end-glue-point="0" svg:d="m3654 7727v1402h-622v1904">
          <text:p/>
        </draw:connector>
        <draw:line draw:style-name="gr2" draw:text-style-name="P1" draw:layer="layout" svg:x1="21.574cm" svg:y1="8.747cm" svg:x2="17.764cm" svg:y2="10.906cm">
          <text:p/>
        </draw:line>
        <draw:line draw:style-name="gr8" draw:text-style-name="P1" draw:layer="layout" svg:x1="16.494cm" svg:y1="10.652cm" svg:x2="11.033cm" svg:y2="9.001cm">
          <text:p/>
        </draw:line>
        <draw:custom-shape draw:style-name="gr4" draw:text-style-name="P1" xml:id="id5" draw:id="id5" draw:layer="layout" svg:width="5.08cm" svg:height="1.524cm" svg:x="1.508cm" svg:y="13.446cm">
          <text:p text:style-name="P1">FeatureDetection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1.684cm" svg:height="2.667cm" svg:x="13.065cm" svg:y="2.016cm">
          <text:p text:style-name="P1"><text:span text:style-name="T1">DataPipelineManag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88cm" svg:y1="14.335cm" svg:x2="7.858cm" svg:y2="14.335cm">
          <text:p/>
        </draw:line>
        <draw:custom-shape draw:style-name="gr4" draw:text-style-name="P1" draw:layer="layout" svg:width="5.207cm" svg:height="1.524cm" svg:x="7.985cm" svg:y="13.573cm">
          <text:p text:style-name="P1">MachineLearning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9.415cm" svg:y1="13.827cm" svg:x2="20.431cm" svg:y2="13.192cm">
          <text:p/>
        </draw:line>
        <draw:custom-shape draw:style-name="gr4" draw:text-style-name="P1" draw:layer="layout" svg:width="5.715cm" svg:height="1.651cm" svg:x="20.558cm" svg:y="11.925cm">
          <text:p text:style-name="P1">GestureRecogni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88cm" svg:height="1.143cm" svg:x="20.558cm" svg:y="10.017cm">
          <text:p text:style-name="P1">InputController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0.064cm" svg:x1="16.557cm" svg:y1="8.874cm" svg:x2="3.032cm" svg:y2="11.033cm" draw:start-shape="id4" draw:start-glue-point="2" draw:end-shape="id3" draw:end-glue-point="0" svg:d="m16557 8874v1143h-13525v1016">
          <text:p/>
        </draw:connector>
        <draw:connector draw:style-name="gr7" draw:text-style-name="P1" draw:layer="layout" svg:x1="3.032cm" svg:y1="12.176cm" svg:x2="4.048cm" svg:y2="13.446cm" draw:start-shape="id3" draw:start-glue-point="2" draw:end-shape="id5" draw:end-glue-point="0" svg:d="m3032 12176v635h1016v635">
          <text:p/>
        </draw:connector>
        <draw:line draw:style-name="gr2" draw:text-style-name="P1" xml:id="id6" draw:id="id6" draw:layer="layout" svg:x1="19.203cm" svg:y1="8.62cm" svg:x2="20.558cm" svg:y2="10.652cm">
          <text:p/>
        </draw:line>
        <draw:connector draw:style-name="gr7" draw:text-style-name="P1" draw:layer="layout" svg:x1="20.558cm" svg:y1="9.636cm" svg:x2="20.558cm" svg:y2="9.636cm" draw:start-shape="id6" draw:start-glue-point="1" draw:end-shape="id6" draw:end-glue-point="1" svg:d="">
          <text:p/>
        </draw:connector>
        <draw:polygon draw:style-name="gr9" draw:text-style-name="P1" draw:layer="layout" svg:width="7.746cm" svg:height="24.002cm" draw:transform="rotate (-1.5707963267949) translate (25.765cm 1.76199999999998cm)" svg:viewBox="0 0 7747 24003" draw:points="0,13462 3302,13462 3302,24003 7747,24003 7747,6223 5715,6223 5715,0 0,0">
          <text:p/>
        </draw:polygon>
        <draw:line draw:style-name="gr2" draw:text-style-name="P1" draw:layer="layout" svg:x1="19.288cm" svg:y1="14.843cm" svg:x2="20.558cm" svg:y2="15.224cm">
          <text:p/>
        </draw:line>
        <draw:custom-shape draw:style-name="gr4" draw:text-style-name="P1" draw:layer="layout" svg:width="5.715cm" svg:height="1.778cm" svg:x="20.558cm" svg:y="14.081cm">
          <text:p text:style-name="P1">InputControll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953cm" svg:height="1.524cm" svg:x="14.462cm" svg:y="13.616cm">
          <text:p text:style-name="P1">MotionTracking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192cm" svg:y1="14.462cm" svg:x2="14.462cm" svg:y2="14.4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2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sten </meta:initial-creator>
    <meta:creation-date>2012-07-30T14:23:56</meta:creation-date>
    <dc:date>2012-08-03T15:36:06</dc:date>
    <dc:creator>kesten </dc:creator>
    <meta:editing-duration>PT57M49S</meta:editing-duration>
    <meta:editing-cycles>3</meta:editing-cycles>
    <meta:generator>LibreOffice/3.5$Linux_X86_64 LibreOffice_project/350m1$Build-2</meta:generator>
    <meta:document-statistic meta:object-count="41"/>
  </office:meta>
</office:document-meta>
</file>